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1096c"/>
    </style:style>
    <style:style style:name="P2" style:family="paragraph" style:parent-style-name="Title">
      <style:text-properties officeooo:paragraph-rsid="0001096c"/>
    </style:style>
    <style:style style:name="P3" style:family="paragraph" style:parent-style-name="Text_20_body">
      <style:text-properties officeooo:rsid="0002770a" officeooo:paragraph-rsid="0002770a"/>
    </style:style>
    <style:style style:name="P4" style:family="paragraph" style:parent-style-name="Text_20_body">
      <style:text-properties style:text-underline-style="solid" style:text-underline-width="auto" style:text-underline-color="font-color" officeooo:rsid="000361b8" officeooo:paragraph-rsid="000361b8"/>
    </style:style>
    <style:style style:name="P5" style:family="paragraph" style:parent-style-name="Text_20_body">
      <style:text-properties officeooo:rsid="0007e2af" officeooo:paragraph-rsid="0007e2af"/>
    </style:style>
    <style:style style:name="P6" style:family="paragraph" style:parent-style-name="Subtitle">
      <style:text-properties officeooo:rsid="0001096c" officeooo:paragraph-rsid="0001096c"/>
    </style:style>
    <style:style style:name="P7" style:family="paragraph" style:parent-style-name="Standard">
      <style:text-properties officeooo:rsid="0008bc22" officeooo:paragraph-rsid="0008bc22"/>
    </style:style>
    <style:style style:name="P8" style:family="paragraph" style:parent-style-name="Standard">
      <style:text-properties officeooo:rsid="000aa8ef" officeooo:paragraph-rsid="000aa8ef"/>
    </style:style>
    <style:style style:name="P9" style:family="paragraph" style:parent-style-name="Heading_20_1">
      <style:text-properties officeooo:rsid="0001096c" officeooo:paragraph-rsid="0001096c"/>
    </style:style>
    <style:style style:name="P10" style:family="paragraph" style:parent-style-name="Heading_20_1">
      <style:text-properties officeooo:paragraph-rsid="0001096c"/>
    </style:style>
    <style:style style:name="P11" style:family="paragraph" style:parent-style-name="Text_20_body" style:list-style-name="L1">
      <style:text-properties officeooo:rsid="000361b8" officeooo:paragraph-rsid="000361b8"/>
    </style:style>
    <style:style style:name="P12" style:family="paragraph" style:parent-style-name="Text_20_body" style:list-style-name="L2">
      <style:text-properties officeooo:rsid="000361b8" officeooo:paragraph-rsid="000361b8"/>
    </style:style>
    <style:style style:name="P13" style:family="paragraph" style:parent-style-name="Text_20_body">
      <style:text-properties officeooo:rsid="000aa8ef" officeooo:paragraph-rsid="000aa8ef"/>
    </style:style>
    <style:style style:name="T1" style:family="text">
      <style:text-properties officeooo:rsid="000361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61b8" style:font-weight-asian="bold" style:font-weight-complex="bold"/>
    </style:style>
    <style:style style:name="T4" style:family="text">
      <style:text-properties officeooo:rsid="000508b4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508b4"/>
    </style:style>
    <style:style style:name="T8" style:family="text">
      <style:text-properties officeooo:rsid="0008bc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 by Timofei Podkorytov</text:p>
      <text:p text:style-name="P6">for operating systems course:</text:p>
      <text:p text:style-name="P1"/>
      <text:h text:style-name="P9" text:outline-level="1">Task 1:</text:h>
      <text:h text:style-name="Heading_20_4" text:outline-level="4">a) for command <text:span text:style-name="T2">/bin/date</text:span> we have the following number of calls:</text:h>
      <text:p text:style-name="P3">system calls: <text:span text:style-name="T3">47</text:span><text:span text:style-name="T1"> total system calls</text:span></text:p>
      <text:p text:style-name="P3">library calls: <text:span text:style-name="T3">48</text:span><text:span text:style-name="T1"> total library calls </text:span></text:p>
      <text:h text:style-name="Heading_20_4" text:outline-level="4">b) The top 3 most frequent calls for system and library are the following:</text:h>
      <text:p text:style-name="P4">System:</text:p>
      <text:list text:style-name="L1">
        <text:list-item>
          <text:p text:style-name="P11">9 calls of <text:span text:style-name="T5">mmap</text:span> - <text:span text:style-name="T4">it maps the files into the memory in this case the date file</text:span></text:p>
        </text:list-item>
        <text:list-item>
          <text:p text:style-name="P11">6 calls of <text:span text:style-name="T5">fstat</text:span> - <text:span text:style-name="T4">this gets file status. It was called to check the status if the file containing the date.</text:span></text:p>
        </text:list-item>
        <text:list-item>
          <text:p text:style-name="P11">6 calls of <text:span text:style-name="T5">close</text:span><text:span text:style-name="T6"> - </text:span><text:span text:style-name="T7">closes the file descriptor. We needed to close the file in the directory</text:span></text:p>
        </text:list-item>
      </text:list>
      <text:p text:style-name="P4">Library:</text:p>
      <text:list text:style-name="L2">
        <text:list-item>
          <text:p text:style-name="P12">6 calls of fputc - <text:span text:style-name="T4">this function writes a character to a stream. We needed to output the date to a stream.</text:span></text:p>
        </text:list-item>
        <text:list-item>
          <text:p text:style-name="P12">6 calls of fwrite – <text:span text:style-name="T4">this function writes a string to a stream and was needed to print the date.</text:span></text:p>
        </text:list-item>
        <text:list-item>
          <text:p text:style-name="P12">4 calls of __freading – <text:span text:style-name="T4">check the status of the stream for which we were writing if the writing operation occurred or if it is read-only.</text:span></text:p>
        </text:list-item>
      </text:list>
      <text:h text:style-name="P9" text:outline-level="1">Task 2:</text:h>
      <text:p text:style-name="P5">a) </text:p>
      <text:p text:style-name="Standard">Here I tried to make a function call and print the errno value.</text:p>
      <text:p text:style-name="Standard"/>
      <text:p text:style-name="Standard">Initially the value was 0 when no call was made. If attempt a open call </text:p>
      <text:p text:style-name="Standard">for a non existing file we get errno 2 <text:span text:style-name="T8">which means no such file in directory. This was caused by the requested file not being preset here. Meanwhile the return value also went to -1 meaning an error.</text:span></text:p>
      <text:p text:style-name="Standard"/>
      <text:p text:style-name="P8">For the close call we get 9 as error, meaning bad file descriptor. This makes sense as we could not open the file that is not there.</text:p>
      <text:p text:style-name="P5"/>
      <text:p text:style-name="P5"><text:soft-page-break/>b)</text:p>
      <text:p text:style-name="P7">After I created the file however the value went back to 0. The call was successful. </text:p>
      <text:p text:style-name="P7"/>
      <text:p text:style-name="P7">The fact that this was initial value and that when I fixed the directory to include the file it went to <text:span text:style-name="T2">0</text:span> makes me conclude that this is the value when no errors were detected.</text:p>
      <text:h text:style-name="P9" text:outline-level="1">Task 3:</text:h>
      <text:p text:style-name="P13">I created the program to complete this task. It can be found in the env.c file. Both task 2 and 3 can be compiled using make all(defined in the Makefile that is provided).</text:p>
      <text:p text:style-name="P13">Comments and explanations of the code are inside the file.</text:p>
      <text:h text:style-name="P10" text:outline-level="1"><text:s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09:43:31.408245212</meta:creation-date>
    <dc:date>2024-09-13T18:03:13.798305087</dc:date>
    <meta:editing-duration>PT2H37M16S</meta:editing-duration>
    <meta:editing-cycles>8</meta:editing-cycles>
    <meta:generator>LibreOffice/24.2.5.2$Linux_X86_64 LibreOffice_project/420$Build-2</meta:generator>
    <meta:document-statistic meta:table-count="0" meta:image-count="0" meta:object-count="0" meta:page-count="2" meta:paragraph-count="28" meta:word-count="373" meta:character-count="1897" meta:non-whitespace-character-count="1550"/>
  </office:meta>
</office:document-meta>
</file>